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047c7" officeooo:paragraph-rsid="001047c7"/>
    </style:style>
    <style:style style:name="P2" style:family="paragraph" style:parent-style-name="Standard">
      <style:text-properties fo:font-weight="bold" officeooo:rsid="0012ae96" officeooo:paragraph-rsid="0012ae96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34052" officeooo:paragraph-rsid="00134052" style:font-weight-asian="normal" style:font-weight-complex="normal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normal" officeooo:rsid="00134052" officeooo:paragraph-rsid="00134052" style:font-weight-asian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34052" officeooo:paragraph-rsid="0013405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6d515" officeooo:paragraph-rsid="0016d515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text-properties fo:font-style="normal" style:text-underline-style="none" fo:font-weight="bold" officeooo:rsid="0016d515" officeooo:paragraph-rsid="0016d515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bold" officeooo:rsid="0016d515" officeooo:paragraph-rsid="0016d515" style:font-style-asian="normal" style:font-weight-asian="bold" style:font-style-complex="normal" style:font-weight-complex="bold"/>
    </style:style>
    <style:style style:name="P9" style:family="paragraph" style:parent-style-name="Standard" style:list-style-name="L3">
      <style:text-properties fo:font-style="normal" style:text-underline-style="none" fo:font-weight="bold" officeooo:rsid="0016d515" officeooo:paragraph-rsid="0016d515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none" fo:font-weight="bold" officeooo:rsid="0018bcca" officeooo:paragraph-rsid="0018bcca" style:font-style-asian="normal" style:font-weight-asian="bold" style:font-style-complex="normal" style:font-weight-complex="bold"/>
    </style:style>
    <style:style style:name="P11" style:family="paragraph" style:parent-style-name="Standard" style:list-style-name="L4">
      <style:text-properties fo:font-style="normal" style:text-underline-style="none" fo:font-weight="bold" officeooo:rsid="0018bcca" officeooo:paragraph-rsid="0018bcca" style:font-style-asian="normal" style:font-weight-asian="bold" style:font-style-complex="normal" style:font-weight-complex="bold"/>
    </style:style>
    <style:style style:name="P12" style:family="paragraph" style:parent-style-name="Standard" style:list-style-name="L4">
      <style:text-properties fo:font-style="normal" style:text-underline-style="solid" style:text-underline-width="auto" style:text-underline-color="font-color" fo:font-weight="bold" officeooo:rsid="0018bcca" officeooo:paragraph-rsid="0018bcca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officeooo:rsid="0018bcca" officeooo:paragraph-rsid="0018bcca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1c2caa" officeooo:paragraph-rsid="001c2caa" style:font-style-asian="normal" style:font-weight-asian="bold" style:font-style-complex="normal" style:font-weight-complex="bold"/>
    </style:style>
    <style:style style:name="P15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1c2caa" officeooo:paragraph-rsid="001c2caa" style:font-style-asian="normal" style:font-weight-asian="bold" style:font-style-complex="normal" style:font-weight-complex="bold"/>
    </style:style>
    <style:style style:name="P16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1d9b61" officeooo:paragraph-rsid="001d9b61" style:font-style-asian="normal" style:font-weight-asian="bold" style:font-style-complex="normal" style:font-weight-complex="bold"/>
    </style:style>
    <style:style style:name="P17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1e234b" officeooo:paragraph-rsid="001e234b" style:font-style-asian="normal" style:font-weight-asian="bold" style:font-style-complex="normal" style:font-weight-complex="bold"/>
    </style:style>
    <style:style style:name="P18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1e717c" officeooo:paragraph-rsid="001e717c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1e717c" officeooo:paragraph-rsid="001e717c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ed29c" officeooo:paragraph-rsid="001ed29c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fd28c" officeooo:paragraph-rsid="001fd28c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22eae" officeooo:paragraph-rsid="00222eae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4ef6a" officeooo:paragraph-rsid="0024ef6a" style:font-style-asian="normal" style:font-weight-asian="bold" style:font-style-complex="normal" style:font-weight-complex="bold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6fd63" officeooo:paragraph-rsid="0026fd63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86b40" officeooo:paragraph-rsid="00286b40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a8448" officeooo:paragraph-rsid="002a844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b314f" officeooo:paragraph-rsid="002b314f" style:font-style-asian="normal" style:font-weight-asian="bold" style:font-style-complex="normal" style:font-weight-complex="bold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db950" officeooo:paragraph-rsid="002db950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db950" officeooo:paragraph-rsid="002db950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e70e6" officeooo:paragraph-rsid="002e70e6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286b40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tyle="normal" style:text-underline-style="solid" style:text-underline-width="auto" style:text-underline-color="font-color" fo:font-weight="bold" officeooo:rsid="00255a2c" officeooo:paragraph-rsid="00255a2c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tyle="normal" style:text-underline-style="solid" style:text-underline-width="auto" style:text-underline-color="font-color" fo:font-weight="bold" officeooo:rsid="00256ddb" officeooo:paragraph-rsid="00256dd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tyle="normal" style:text-underline-style="solid" style:text-underline-width="auto" style:text-underline-color="font-color" fo:font-weight="bold" officeooo:rsid="0026fd63" officeooo:paragraph-rsid="0026fd63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4763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34052" style:font-weight-asian="normal" style:font-weight-complex="normal"/>
    </style:style>
    <style:style style:name="T8" style:family="text">
      <style:text-properties style:text-underline-style="none" fo:font-weight="normal" officeooo:rsid="001d9b61" style:font-weight-asian="normal" style:font-weight-complex="normal"/>
    </style:style>
    <style:style style:name="T9" style:family="text">
      <style:text-properties style:text-underline-style="none" fo:font-weight="normal" officeooo:rsid="001ed29c" style:font-weight-asian="normal" style:font-weight-complex="normal"/>
    </style:style>
    <style:style style:name="T10" style:family="text">
      <style:text-properties style:text-underline-style="none" fo:font-weight="normal" officeooo:rsid="00236d68" style:font-weight-asian="normal" style:font-weight-complex="normal"/>
    </style:style>
    <style:style style:name="T11" style:family="text">
      <style:text-properties style:text-underline-style="none" fo:font-weight="normal" officeooo:rsid="0023e75f" style:font-weight-asian="normal" style:font-weight-complex="normal"/>
    </style:style>
    <style:style style:name="T12" style:family="text">
      <style:text-properties style:text-underline-style="none" fo:font-weight="normal" officeooo:rsid="002e93d1" style:font-weight-asian="normal" style:font-weight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officeooo:rsid="001e234b"/>
    </style:style>
    <style:style style:name="T15" style:family="text">
      <style:text-properties style:text-underline-style="none" officeooo:rsid="00236d68"/>
    </style:style>
    <style:style style:name="T16" style:family="text">
      <style:text-properties style:text-underline-style="none" officeooo:rsid="0023e75f"/>
    </style:style>
    <style:style style:name="T17" style:family="text">
      <style:text-properties style:text-underline-style="none" officeooo:rsid="002e93d1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style:font-name="Liberation Serif1" fo:font-style="normal" style:text-underline-style="none" fo:font-weight="normal" officeooo:rsid="00286b40" style:font-style-asian="normal" style:font-weight-asian="normal" style:font-style-complex="normal" style:font-weight-complex="normal"/>
    </style:style>
    <style:style style:name="T23" style:family="text">
      <style:text-properties style:font-name="Liberation Serif1" fo:font-style="normal" style:text-underline-style="none" fo:font-weight="bold" officeooo:rsid="00286b40" style:font-style-asian="normal" style:font-weight-asian="bold" style:font-style-complex="normal" style:font-weight-complex="bold"/>
    </style:style>
    <style:style style:name="T24" style:family="text">
      <style:text-properties style:font-name="Liberation Serif1" fo:font-style="normal" style:text-underline-style="solid" style:text-underline-width="auto" style:text-underline-color="font-color" fo:font-weight="normal" officeooo:rsid="00286b40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COMEX<text:span text:style-name="T1"> é o </text:span><text:span text:style-name="T4">instrumento administrativo</text:span><text:span text:style-name="T6"> que integra as atividades de </text:span><text:span text:style-name="T4">registro, acompanhamento e controle</text:span><text:span text:style-name="T6"> das operações de comércio exterior, mediante </text:span><text:span text:style-name="T5">fluxo único</text:span><text:span text:style-name="T6">, </text:span><text:span text:style-name="T5">computadorizado</text:span><text:span text:style-name="T6">, de informações. </text:span><text:span text:style-name="T7">Módulos:</text:span></text:p>
      <text:list xml:id="list2499320321133140141" text:style-name="L1">
        <text:list-item>
          <text:p text:style-name="P3"><text:span text:style-name="T3">SISCOMEX Exportação Web – Módulo Aduaneiro (2015)</text:span><text:span text:style-name="T5">: registro de </text:span><text:span text:style-name="T13">DE’s</text:span><text:span text:style-name="T5"> em ambiente </text:span><text:span text:style-name="T18">web</text:span><text:span text:style-name="T20">. Viabiliza o </text:span><text:span text:style-name="T21">controle aduaneiro</text:span><text:span text:style-name="T20"> das exportações;</text:span></text:p>
        </text:list-item>
        <text:list-item>
          <text:p text:style-name="P4"><text:span text:style-name="T19">SISCOMEX Exportação Web – Módulo Comercial (2010)</text:span><text:span text:style-name="T20">: permite o </text:span><text:span text:style-name="T21">controle administrativo</text:span><text:span text:style-name="T20"> das exportações, por meio dos </text:span><text:span text:style-name="T21">RE’s</text:span><text:span text:style-name="T20">;</text:span></text:p>
        </text:list-item>
        <text:list-item>
          <text:p text:style-name="P4"><text:span text:style-name="T19">SISCOMEX Importação Web (2012)</text:span><text:span text:style-name="T20">: permite o </text:span><text:span text:style-name="T21">controle administrativo e aduaneiro</text:span><text:span text:style-name="T20"> das importações;</text:span></text:p>
        </text:list-item>
        <text:list-item>
          <text:p text:style-name="P4"><text:span text:style-name="T19">SISCOMEX Mantra (1995)</text:span><text:span text:style-name="T20">: controle de </text:span><text:span text:style-name="T21">cargas aéreas</text:span><text:span text:style-name="T20">;</text:span></text:p>
        </text:list-item>
        <text:list-item>
          <text:p text:style-name="P4"><text:span text:style-name="T19">SISCOMEX Carga (2008)</text:span><text:span text:style-name="T20">: controle de </text:span><text:span text:style-name="T21">embarcações e cargas movimentadas em portos brasileiros</text:span><text:span text:style-name="T20">;</text:span></text:p>
        </text:list-item>
        <text:list-item>
          <text:p text:style-name="P4"><text:span text:style-name="T19">SISCOMEX Trânsito (2002)</text:span><text:span text:style-name="T20">: controle de mercadorias submetidas ao </text:span><text:span text:style-name="T21">regime aduaneiro especial de trânsito aduaneiro</text:span><text:span text:style-name="T20">;</text:span></text:p>
        </text:list-item>
        <text:list-item>
          <text:p text:style-name="P4"><text:span text:style-name="T19">SISCOMEX Internação – ZFM (2002)</text:span><text:span text:style-name="T20">: controle de mercadorias que saem da </text:span><text:span text:style-name="T21">ZFM</text:span><text:span text:style-name="T20"> com destino ao restante do território nacional;</text:span></text:p>
        </text:list-item>
        <text:list-item>
          <text:p text:style-name="P4"><text:span text:style-name="T19">Drawback Integrado Web (2010)</text:span><text:span text:style-name="T20">: administra o </text:span><text:span text:style-name="T18">drawback</text:span><text:span text:style-name="T20">.</text:span></text:p>
        </text:list-item>
      </text:list>
      <text:p text:style-name="P5"/>
      <text:p text:style-name="P6">Órgãos gestores e anuentes do SISCOMEX:</text:p>
      <text:list xml:id="list3271782746982218788" text:style-name="L2">
        <text:list-item>
          <text:p text:style-name="P7">Órgãos Gestores<text:span text:style-name="T1">: controle administrativo, aduaneiro e cambial;</text:span></text:p>
          <text:list>
            <text:list-item>
              <text:p text:style-name="P7"><text:span text:style-name="T1">SECEX;</text:span></text:p>
            </text:list-item>
            <text:list-item>
              <text:p text:style-name="P7"><text:span text:style-name="T1">SRFB;</text:span></text:p>
            </text:list-item>
          </text:list>
        </text:list-item>
        <text:list-item>
          <text:p text:style-name="P7">Órgãos Anuentes<text:span text:style-name="T1">: deliberam sobre as operações de comércio (importações e exportações) na fase do controle administrativo;</text:span></text:p>
          <text:list>
            <text:list-item>
              <text:p text:style-name="P7"><text:span text:style-name="T1">ANVISA, MAPA, DECEX, MCT, INMETRO, DPF, <text:s/>DFPC, ANP, ANCINE, IBAMA, SUFRAMA, DNPM, ECT, CNEM.</text:span></text:p>
            </text:list-item>
          </text:list>
        </text:list-item>
      </text:list>
      <text:p text:style-name="P8"><text:span text:style-name="T1"/></text:p>
      <text:p text:style-name="P8"><text:span text:style-name="T1">Comissão Gestora do SISCOMEX:</text:span></text:p>
      <text:list xml:id="list8449140099631404039" text:style-name="L3">
        <text:list-item>
          <text:p text:style-name="P9"><text:span text:style-name="T1">MDIC;</text:span></text:p>
        </text:list-item>
        <text:list-item>
          <text:p text:style-name="P9"><text:span text:style-name="T1">MF;</text:span></text:p>
        </text:list-item>
        <text:list-item>
          <text:p text:style-name="P9"><text:span text:style-name="T1">SECEX;</text:span></text:p>
        </text:list-item>
        <text:list-item>
          <text:p text:style-name="P9"><text:span text:style-name="T1">RFB.</text:span></text:p>
        </text:list-item>
      </text:list>
      <text:p text:style-name="P8"><text:span text:style-name="T1"/></text:p>
      <text:p text:style-name="P10"><text:span text:style-name="T1">Portal Único de </text:span><text:span text:style-name="T2">Comércio Exterior</text:span><text:span text:style-name="T1">:</text:span></text:p>
      <text:list xml:id="list8865588510325537956" text:style-name="L4">
        <text:list-item>
          <text:p text:style-name="P11"><text:span text:style-name="T1">desburocratizar as operações de </text:span><text:span text:style-name="T2">comércio exterior</text:span><text:span text:style-name="T1">;</text:span></text:p>
        </text:list-item>
        <text:list-item>
          <text:p text:style-name="P11"><text:span text:style-name="T1">promover a facilitação do comércio;</text:span></text:p>
        </text:list-item>
        <text:list-item>
          <text:p text:style-name="P11"><text:span text:style-name="T1">acelerar trâmites aduaneiros;</text:span></text:p>
        </text:list-item>
        <text:list-item>
          <text:p text:style-name="P11"><text:span text:style-name="T1">ainda em fase de desenvolvimento, mas já estão implementadas:</text:span></text:p>
          <text:list>
            <text:list-item>
              <text:p text:style-name="P12"><text:span text:style-name="T1">anexação eletrônica de documentos digitalizados</text:span><text:span text:style-name="T6">;</text:span></text:p>
            </text:list-item>
            <text:list-item>
              <text:p text:style-name="P12"><text:span text:style-name="T1">implementação da Declaração Única de Exportação (DU-E)</text:span><text:span text:style-name="T6">: em fase de testes – atualmente de uso facultativo.</text:span></text:p>
            </text:list-item>
          </text:list>
        </text:list-item>
      </text:list>
      <text:p text:style-name="P13"><text:span text:style-name="T6"/></text:p>
      <text:p text:style-name="P14"><text:span text:style-name="T6">Habilitação no SISCOMEX:</text:span></text:p>
      <text:list xml:id="list1999475613163409728" text:style-name="L5">
        <text:list-item>
          <text:p text:style-name="P15"><text:span text:style-name="T6">o procedimento de habilitação é aplicável às empresas, órgãos da administração pública direta, autarquias, fundações públicas, órgãos públicos autônomos, organismos internacionais e outras instituições extraterritoriais e às pessoas físicas;</text:span></text:p>
        </text:list-item>
        <text:list-item>
          <text:p text:style-name="P15"><text:span text:style-name="T6">há 3 modalidades de habilitação: expressa, ilimitada e limitada;</text:span></text:p>
          <text:list>
            <text:list-item>
              <text:p text:style-name="P15"><text:soft-page-break/><text:span text:style-name="T5">expressa</text:span><text:span text:style-name="T6">: EP; SEM; órgãos/entidades públicos; operador econômico autorizado; empresas com capacidade financeira para importar nos 6 meses consecutivos inferior a U</text:span><text:span text:style-name="T8">S</text:span><text:span text:style-name="T6">$ 50.000,00;</text:span></text:p>
            </text:list-item>
            <text:list-item>
              <text:p text:style-name="P15"><text:span text:style-name="T5">limitada</text:span><text:span text:style-name="T6">: </text:span><text:span text:style-name="T8">empresas com capacidade financeira para importar nos 6 meses consecutivos entre US$ 50.000,00 e US$ 150.000,00;</text:span></text:p>
            </text:list-item>
            <text:list-item>
              <text:p text:style-name="P16"><text:span text:style-name="T5">ilimitada</text:span><text:span text:style-name="T6">: empresas com capacidade financeira para importar nos 6 meses consecutivos superior a US$ 150.000,00;</text:span></text:p>
            </text:list-item>
          </text:list>
        </text:list-item>
        <text:list-item>
          <text:p text:style-name="P16"><text:span text:style-name="T6">a </text:span><text:span text:style-name="T5">ins</text:span><text:span text:style-name="T14">c</text:span><text:span text:style-name="T5">rição no REI</text:span><text:span text:style-name="T6"> (Registro de Exportadores e Importadores) é </text:span><text:span text:style-name="T5">automática</text:span><text:span text:style-name="T6">, realizada no ato da </text:span><text:span text:style-name="T5">primeira operação de exportação ou importação</text:span><text:span text:style-name="T6"> em qualquer ponto conectado ao SISCOMEX;</text:span></text:p>
        </text:list-item>
        <text:list-item>
          <text:p text:style-name="P17"><text:span text:style-name="T6">para que uma operação de comércio exterior seja realizada, a empresa deve estar cadastrada no REI. Há uma exceção: exportações via </text:span><text:span text:style-name="T1">remessa postal</text:span><text:span text:style-name="T6">, com ou sem expectativa de recebimento, realizadas por PF e PJ até o limite de US$ 50.000,00 ou equivalente em outra moeda;</text:span></text:p>
        </text:list-item>
        <text:list-item>
          <text:p text:style-name="P18"><text:span text:style-name="T6">a inscrição no REI poderá ser </text:span><text:span text:style-name="T5">suspensa ou cancelada</text:span><text:span text:style-name="T6"> (jamais negada), nos casos de punição em decisão administrativa final.</text:span></text:p>
        </text:list-item>
      </text:list>
      <text:p text:style-name="P19"><text:span text:style-name="T9"/></text:p>
      <text:p text:style-name="P20"><text:span text:style-name="T6">Controle Administrativo → SECEX</text:span></text:p>
      <text:p text:style-name="P20"><text:span text:style-name="T6">Controle Aduaneiro → RFB</text:span></text:p>
      <text:p text:style-name="P20"><text:span text:style-name="T6">Controle Cambial → BACEN</text:span></text:p>
      <text:p text:style-name="P20"><text:span text:style-name="T6"/></text:p>
      <text:p text:style-name="P21"><text:span text:style-name="T6">O </text:span><text:span text:style-name="T5">controle administrativo</text:span><text:span text:style-name="T6">, em regra, é </text:span><text:span text:style-name="T5">prévio</text:span><text:span text:style-name="T6"> ao embarque da mercadoria. Representa uma </text:span><text:span text:style-name="T5">autorização governamental</text:span><text:span text:style-name="T6"> para importar ou exportar. Seus principais documentos são: </text:span><text:span text:style-name="T5">LI</text:span><text:span text:style-name="T6"> (licença de importação) e </text:span><text:span text:style-name="T5">RE</text:span><text:span text:style-name="T6"> (registro de exportação).</text:span></text:p>
      <text:p text:style-name="P21"><text:span text:style-name="T6"/></text:p>
      <text:p text:style-name="P22"><text:span text:style-name="T6">O </text:span><text:span text:style-name="T5">controle aduaneiro</text:span><text:span text:style-name="T6"> fiscaliza a </text:span><text:span text:style-name="T5">entrada, saída e movimentação de </text:span>bens e veículos<text:span text:style-name="T5"> no território aduaneiro</text:span><text:span text:style-name="T6">. </text:span><text:span text:style-name="T10">É eminentemente </text:span><text:span text:style-name="T15">extrafiscal</text:span><text:span text:style-name="T10">. </text:span><text:span text:style-name="T11">Seus principais documentos são: </text:span><text:span text:style-name="T16">DI</text:span><text:span text:style-name="T11"> (declaração de importação) e </text:span><text:span text:style-name="T16">DE</text:span><text:span text:style-name="T11"> (declaração de exportação).</text:span></text:p>
      <text:p text:style-name="P22"><text:span text:style-name="T11"/></text:p>
      <text:p text:style-name="P23"><text:span text:style-name="T11">O </text:span><text:span text:style-name="T5">controle cambial</text:span><text:span text:style-name="T6"> verifica os pagamentos internacionais e a circulação de divisas entre os países.</text:span></text:p>
      <text:p text:style-name="P23"><text:span text:style-name="T6"/></text:p>
      <text:p text:style-name="P32"><text:span text:style-name="T6">CF, Art. 237. A </text:span><text:span text:style-name="T5">fiscalização</text:span><text:span text:style-name="T6"> e o </text:span><text:span text:style-name="T5">controle</text:span><text:span text:style-name="T6"> sobre o comércio exterior, essenciais à defesa dos interesses fazendários nacionais, serão exercidos pelo </text:span><text:span text:style-name="T5">Ministério da Fazenda</text:span><text:span text:style-name="T6">.</text:span></text:p>
      <text:p text:style-name="P32"><text:span text:style-name="T6"/></text:p>
      <text:p text:style-name="P33"><text:span text:style-name="T6">A </text:span><text:span text:style-name="T5">jurisdição aduaneira</text:span><text:span text:style-name="T6"> se estende por </text:span><text:span text:style-name="T5">todo o território aduaneiro</text:span><text:span text:style-name="T6">, e este compreende </text:span><text:span text:style-name="T5">todo o território nacional</text:span><text:span text:style-name="T6">.</text:span></text:p>
      <text:p text:style-name="P33"><text:span text:style-name="T6"/></text:p>
      <text:p text:style-name="P34"><text:span text:style-name="T5">Zona primária</text:span><text:span text:style-name="T6"> – integram-na as seguintes áreas demarcadas pela autoridade aduaneira local:</text:span></text:p>
      <text:list xml:id="list3903897818301174193" text:style-name="L6">
        <text:list-item>
          <text:p text:style-name="P24"><text:span text:style-name="T6">área terrestre ou aquática, contínua ou descontínua, nos </text:span><text:span text:style-name="T5">portos alfandegados</text:span><text:span text:style-name="T6">;</text:span></text:p>
        </text:list-item>
        <text:list-item>
          <text:p text:style-name="P24"><text:span text:style-name="T6">área terrestre, nos </text:span><text:span text:style-name="T5">aeroportos alfandegados</text:span><text:span text:style-name="T6">;</text:span></text:p>
        </text:list-item>
        <text:list-item>
          <text:p text:style-name="P24"><text:span text:style-name="T6">área terrestre, nos </text:span><text:span text:style-name="T5">pontos de fronteira alfandegados</text:span><text:span text:style-name="T6">.</text:span></text:p>
        </text:list-item>
      </text:list>
      <text:p text:style-name="P31"><text:span text:style-name="T22">Para </text:span><text:span text:style-name="T24">fins de controle aduaneiro</text:span><text:span text:style-name="T22">, as </text:span><text:span text:style-name="T23">ZPE’s</text:span><text:span text:style-name="T22"> (zonas de processamento de exportações) também são consideradas zonas primárias. Para todas as demais finalidades, as ZPE’s são </text:span><text:span text:style-name="T24">zonas secundárias</text:span><text:span text:style-name="T22">.</text:span></text:p>
      <text:p text:style-name="P25"><text:span text:style-name="T6"/></text:p>
      <text:p text:style-name="P26"><text:span text:style-name="T5">Zona secundária</text:span><text:span text:style-name="T6"> – compreende todo o resto do território nacional, inclusive o espaço aéreo e as águas territoriais.</text:span></text:p>
      <text:p text:style-name="P26"><text:span text:style-name="T6"/></text:p>
      <text:p text:style-name="P27"><text:soft-page-break/><text:span text:style-name="T6">A </text:span><text:span text:style-name="T5">jurisdição aduaneira</text:span><text:span text:style-name="T6"> se estende às </text:span><text:span text:style-name="T5">Áreas de Controle Integrado</text:span><text:span text:style-name="T6"> criadas em regiões limítrofes dos países do MERCOSUL.</text:span></text:p>
      <text:list xml:id="list3494437028677647766" text:style-name="L7">
        <text:list-item>
          <text:p text:style-name="P28"><text:span text:style-name="T5">Enclave aduaneiro</text:span><text:span text:style-name="T6">: parte do território de um Estado </text:span><text:span text:style-name="T5">não</text:span><text:span text:style-name="T6"> integrante do MERCOSUL na qual se permite a aplicação da legislação aduaneira do MERCOSUL, nos termos do acordo internacional que assim o <text:s/>estabeleça;</text:span></text:p>
        </text:list-item>
        <text:list-item>
          <text:p text:style-name="P28"><text:span text:style-name="T5">Exclave aduaneiro</text:span><text:span text:style-name="T6">: parte do território de um Estado-Parte do MERCOSUL na qual se permite a aplicação da legislação aduaneira de um terceiro Estado.</text:span></text:p>
        </text:list-item>
      </text:list>
      <text:p text:style-name="P29"><text:span text:style-name="T6"/></text:p>
      <text:p text:style-name="P30"><text:span text:style-name="T5">Zonas de Vigilância Aduaneira</text:span><text:span text:style-name="T6"> (ZVA) – áreas demarcadas por ato do MF na </text:span><text:span text:style-name="T1">orla marítima ou na faixa de fronteira</text:span><text:span text:style-name="T6">, em que a permanência de mercadorias ou sua circulação e a de veículos, pessoas e animais ficam sujeitas a exigências fiscais, proibições e restrições especiais. </text:span><text:span text:style-name="T12">São áreas de </text:span><text:span text:style-name="T17">zona secundária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47c7" officeooo:paragraph-rsid="001047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Jurisdição aduaneira, controle aduaneiro de veículos, SISCOME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0:20:08.509729808</meta:creation-date>
    <dc:date>2018-01-24T13:26:33.334004541</dc:date>
    <meta:editing-duration>PT2H16M</meta:editing-duration>
    <meta:editing-cycles>28</meta:editing-cycles>
    <meta:generator>LibreOffice/5.2.7.2$Linux_X86_64 LibreOffice_project/20m0$Build-2</meta:generator>
    <meta:document-statistic meta:table-count="0" meta:image-count="0" meta:object-count="0" meta:page-count="3" meta:paragraph-count="55" meta:word-count="794" meta:character-count="5397" meta:non-whitespace-character-count="4684"/>
  </office:meta>
</office:document-meta>
</file>